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validatej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s</text:p>
          </table:table-cell>
          <table:table-cell office:value-type="string" calcext:value-type="string">
            <text:p>c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k walidacji dla uu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k walidacji numeru telefon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30T12:53:07.990573553</meta:creation-date>
    <dc:date>2021-06-30T15:01:39.840872726</dc:date>
    <meta:editing-duration>PT2H8M31S</meta:editing-duration>
    <meta:editing-cycles>2</meta:editing-cycles>
    <meta:generator>LibreOffice/7.1.2.2$Linux_X86_64 LibreOffice_project/10$Build-2</meta:generator>
    <meta:document-statistic meta:table-count="1" meta:cell-count="5" meta:object-count="0"/>
  </office:meta>
</office:document-meta>
</file>